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7" style:parent-style-name="Graphics">
      <style:graphic-properties draw:fill="none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NLP and Word Embeddings</text:span></text:p>
          </draw:text-box>
          <svg:title/>
          <svg:desc/>
        </draw:frame>
        <draw:frame draw:id="id72" draw:style-name="a793" draw:name="TextBox 3" svg:x="5.0641in" svg:y="4.40309in" svg:width="8.00504in" svg:height="1.21172in">
          <draw:text-box>
            <text:p text:style-name="a792" text:class-names="" text:cond-style-name=""><text:span text:style-name="a791" text:class-names="">Embedding matrix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Embedding matrix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80" draw:style-name="a816" draw:name="TextBox 5" svg:x="0.61403in" svg:y="6.49123in" svg:width="11.3497in" svg:height="0.5722in">
          <draw:text-box>
            <text:p text:style-name="a815" text:class-names="" text:cond-style-name="" text:id="id79"><text:span text:style-name="a810" text:class-names="">In practice,<text:s text:c="1"/></text:span><text:span text:style-name="a811" text:class-names="">use specialized function<text:s text:c="1"/></text:span><text:span text:style-name="a812" text:class-names="">to look up<text:s text:c="1"/></text:span><text:span text:style-name="a813" text:class-names="">an embedding.</text:span><text:span text:style-name="a814" text:class-names=""/></text:p>
          </draw:text-box>
          <svg:title/>
          <svg:desc/>
        </draw:frame>
        <draw:frame draw:id="id81" draw:style-name="a817" draw:name="Ink 3" svg:x="0.31929in" svg:y="0.54173in" svg:width="12.71575in" svg:height="6.8685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6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6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6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6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6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6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6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6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6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6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6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6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6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6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6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6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6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6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6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6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6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6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6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6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20:44Z</dc:date>
    <meta:editing-cycles>312</meta:editing-cycles>
    <meta:editing-duration>PT443245S</meta:editing-duration>
    <meta:document-statistic meta:paragraph-count="5" meta:word-count="23"/>
  </office:meta>
</office:document-meta>
</file>